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-complex="Times New Roman" fo:font-weight="bold" style:font-weight-asian="bold" style:font-weight-complex="bold" fo:font-size="22pt" style:font-size-asian="22pt"/>
    </style:style>
    <style:style style:name="P2" style:parent-style-name="Textbody" style:family="paragraph"/>
    <style:style style:name="P3" style:parent-style-name="Textbody" style:family="paragraph"/>
    <style:style style:name="P4" style:parent-style-name="PreformattedText" style:family="paragraph">
      <style:paragraph-properties fo:margin-bottom="0.1965in"/>
    </style:style>
    <style:style style:name="P5" style:parent-style-name="Textbody" style:family="paragraph"/>
    <style:style style:name="P6" style:parent-style-name="Textbody" style:family="paragraph"/>
    <style:style style:name="P7" style:parent-style-name="PreformattedText" style:family="paragraph">
      <style:paragraph-properties fo:margin-bottom="0.1965in"/>
    </style:style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PreformattedText" style:family="paragraph">
      <style:paragraph-properties fo:margin-bottom="0.1965in"/>
    </style:style>
    <style:style style:name="P18" style:parent-style-name="Textbody" style:family="paragraph"/>
    <style:style style:name="P19" style:parent-style-name="PreformattedText" style:family="paragraph">
      <style:paragraph-properties fo:margin-bottom="0.1965in"/>
    </style:style>
    <style:style style:name="P20" style:parent-style-name="PreformattedText" style:family="paragraph">
      <style:paragraph-properties fo:margin-bottom="0.1965in"/>
    </style:style>
    <style:style style:name="P21" style:parent-style-name="Textbody" style:family="paragraph"/>
    <style:style style:name="P22" style:parent-style-name="PreformattedText" style:family="paragraph">
      <style:paragraph-properties fo:margin-bottom="0.1965in"/>
    </style:style>
    <style:style style:name="P23" style:parent-style-name="Textbody" style:family="paragraph"/>
    <style:style style:name="P24" style:parent-style-name="PreformattedText" style:family="paragraph">
      <style:paragraph-properties fo:margin-bottom="0.1965in"/>
    </style:style>
    <style:style style:name="P25" style:parent-style-name="Textbody" style:family="paragraph"/>
    <style:style style:name="P26" style:parent-style-name="PreformattedText" style:family="paragraph">
      <style:paragraph-properties fo:margin-bottom="0.1965in"/>
    </style:style>
  </office:automatic-styles>
  <office:body>
    <office:text text:use-soft-page-breaks="true">
      <text:p text:style-name="P1">PYTHON</text:p>
      <text:p text:style-name="Textbody"/>
      <text:h text:style-name="Heading2" text:outline-level="2">1. Python Syntax</text:h>
      <text:list text:style-name="LFO1" text:continue-numbering="true">
        <text:list-item>
          <text:p text:style-name="P2">Python uses<text:s/><text:span text:style-name="StrongEmphasis">indentation</text:span><text:s/>(spaces or tabs) to define blocks of code instead of<text:s/><text:span text:style-name="SourceText">{ }</text:span><text:s/>like in C/Java.</text:p>
        </text:list-item>
        <text:list-item>
          <text:p text:style-name="P3">Typically,<text:s/><text:span text:style-name="StrongEmphasis">4 spaces</text:span><text:s/>are used for indentation.</text:p>
        </text:list-item>
      </text:list>
      <text:p text:style-name="Textbody">Example:</text:p>
      <text:p text:style-name="P4"><text:span text:style-name="SourceText">if True:</text:span></text:p>
      <text:p text:style-name="Codesnippet"><text:span text:style-name="SourceText"><text:s text:c="4"/>print("Hello, World!") <text:s/># Indented block</text:span></text:p>
      <text:p text:style-name="HorizontalLine"/>
      <text:h text:style-name="Heading2" text:outline-level="2">2. Variables</text:h>
      <text:list text:style-name="LFO2" text:continue-numbering="true">
        <text:list-item>
          <text:p text:style-name="P5">A<text:s/><text:span text:style-name="StrongEmphasis">variable</text:span><text:s/>is just a name that refers to a value stored in memory.</text:p>
        </text:list-item>
        <text:list-item>
          <text:p text:style-name="P6">No need to declare type explicitly (Python is dynamically typed).</text:p>
        </text:list-item>
      </text:list>
      <text:p text:style-name="Textbody">Example:</text:p>
      <text:p text:style-name="PreformattedText"><text:span text:style-name="SourceText">x = 10 <text:s text:c="6"/># integer</text:span></text:p>
      <text:p text:style-name="PreformattedText"><text:span text:style-name="SourceText">name = "Ali" # string</text:span></text:p>
      <text:p text:style-name="P7"><text:span text:style-name="SourceText">pi = 3.14 <text:s text:c="3"/># float</text:span></text:p>
      <text:p text:style-name="HorizontalLine"/>
      <text:h text:style-name="Heading2" text:outline-level="2">3. Data Types</text:h>
      <text:p text:style-name="Textbody">Common built-in types:</text:p>
      <text:list text:style-name="LFO3" text:continue-numbering="true">
        <text:list-item>
          <text:p text:style-name="P8"><text:span text:style-name="StrongEmphasis">int</text:span><text:s/>→ whole numbers (<text:span text:style-name="SourceText">5</text:span>,<text:s/><text:span text:style-name="SourceText">-20</text:span>)</text:p>
        </text:list-item>
        <text:list-item>
          <text:p text:style-name="P9"><text:span text:style-name="StrongEmphasis">float</text:span><text:s/>→ decimals (<text:span text:style-name="SourceText">3.14</text:span>,<text:s/><text:span text:style-name="SourceText">-0.5</text:span>)</text:p>
        </text:list-item>
        <text:list-item>
          <text:p text:style-name="P10"><text:span text:style-name="StrongEmphasis">str</text:span><text:s/>→ text (<text:span text:style-name="SourceText">"Hello"</text:span>,<text:s/><text:span text:style-name="SourceText">'Python'</text:span>)</text:p>
        </text:list-item>
        <text:list-item>
          <text:p text:style-name="P11"><text:span text:style-name="StrongEmphasis">bool</text:span><text:s/>→ True/False</text:p>
        </text:list-item>
        <text:list-item>
          <text:p text:style-name="P12"><text:span text:style-name="StrongEmphasis">list</text:span><text:s/>→ ordered collection (<text:span text:style-name="SourceText">[1, 2, 3]</text:span>)</text:p>
        </text:list-item>
        <text:list-item>
          <text:p text:style-name="P13"><text:span text:style-name="StrongEmphasis">tuple</text:span><text:s/>→ immutable ordered collection (<text:span text:style-name="SourceText">(1, 2, 3)</text:span>)</text:p>
        </text:list-item>
        <text:list-item>
          <text:p text:style-name="P14"><text:span text:style-name="StrongEmphasis">set</text:span><text:s/>→ unique unordered collection (<text:span text:style-name="SourceText">{1, 2, 3}</text:span>)</text:p>
        </text:list-item>
        <text:list-item>
          <text:p text:style-name="P15"><text:span text:style-name="StrongEmphasis">dict</text:span><text:s/>→ key-value pairs (<text:span text:style-name="SourceText">{"name": "Ali", "age": 20}</text:span>)</text:p>
        </text:list-item>
      </text:list>
      <text:p text:style-name="HorizontalLine"/>
      <text:h text:style-name="Heading2" text:outline-level="2">4. Input / Output</text:h>
      <text:list text:style-name="LFO4" text:continue-numbering="true">
        <text:list-item>
          <text:p text:style-name="P16"><text:span text:style-name="StrongEmphasis">Output (print):</text:span></text:p>
        </text:list-item>
      </text:list>
      <text:p text:style-name="PreformattedText"><text:span text:style-name="SourceText">print("Hello, World!")</text:span></text:p>
      <text:p text:style-name="P17"><text:span text:style-name="SourceText">print("Sum is:", 5 + 3)</text:span></text:p>
      <text:list text:style-name="LFO5" text:continue-numbering="true">
        <text:list-item>
          <text:p text:style-name="P18"><text:span text:style-name="StrongEmphasis">Input (user input):</text:span></text:p>
        </text:list-item>
      </text:list>
      <text:p text:style-name="PreformattedText"><text:span text:style-name="SourceText">name = input("Enter your name: ")</text:span></text:p>
      <text:p text:style-name="P19"><text:span text:style-name="SourceText">print("Hello", name)</text:span></text:p>
      <text:p text:style-name="Textbody">⚠️<text:s/>Note: Input is always<text:s/><text:span text:style-name="StrongEmphasis">string type</text:span><text:s/>by default.</text:p>
      <text:p text:style-name="HorizontalLine"/>
      <text:h text:style-name="Heading2" text:outline-level="2">5. Type Casting</text:h>
      <text:p text:style-name="Textbody">Convert between data types using functions:</text:p>
      <text:p text:style-name="PreformattedText"><text:span text:style-name="SourceText">x = int("10") <text:s text:c="5"/># string → int</text:span></text:p>
      <text:p text:style-name="PreformattedText"><text:span text:style-name="SourceText">y = float("3.14") <text:s/># string → float</text:span></text:p>
      <text:p text:style-name="P20"><text:span text:style-name="SourceText">z = str(123) <text:s text:c="6"/># int → string</text:span></text:p>
      <text:p text:style-name="HorizontalLine"/>
      <text:h text:style-name="Heading2" text:outline-level="2">6. Operators</text:h>
      <text:list text:style-name="LFO6" text:continue-numbering="true">
        <text:list-item>
          <text:p text:style-name="P21"><text:span text:style-name="StrongEmphasis">Arithmetic Operators:</text:span><text:s/><text:span text:style-name="SourceText">+ - * / % // **</text:span></text:p>
        </text:list-item>
      </text:list>
      <text:p text:style-name="PreformattedText"><text:span text:style-name="SourceText">print(5 + 2) <text:s text:c="2"/># 7</text:span></text:p>
      <text:p text:style-name="PreformattedText"><text:span text:style-name="SourceText">print(5 - 2) <text:s text:c="2"/># 3</text:span></text:p>
      <text:p text:style-name="PreformattedText"><text:span text:style-name="SourceText">print(5 * 2) <text:s text:c="2"/># 10</text:span></text:p>
      <text:p text:style-name="PreformattedText"><text:span text:style-name="SourceText">print(5 / 2) <text:s text:c="2"/># 2.5 (float division)</text:span></text:p>
      <text:p text:style-name="PreformattedText"><text:span text:style-name="SourceText">print(5 // 2) <text:s/># 2 (floor division)</text:span></text:p>
      <text:p text:style-name="PreformattedText"><text:span text:style-name="SourceText">print(5 % 2) <text:s text:c="2"/># 1 (remainder)</text:span></text:p>
      <text:p text:style-name="P22"><text:span text:style-name="SourceText">print(5 ** 2) <text:s/># 25 (power)</text:span></text:p>
      <text:list text:style-name="LFO6" text:continue-numbering="true">
        <text:list-item>
          <text:p text:style-name="P23"><text:span text:style-name="StrongEmphasis">Comparison Operators:</text:span><text:s/><text:span text:style-name="SourceText">== != &gt; &lt; &gt;= &lt;=</text:span></text:p>
        </text:list-item>
      </text:list>
      <text:p text:style-name="PreformattedText"><text:span text:style-name="SourceText">print(5 &gt; 2) <text:s text:c="2"/># True</text:span></text:p>
      <text:p text:style-name="PreformattedText"><text:span text:style-name="SourceText">print(5 == 5) <text:s/># True</text:span></text:p>
      <text:p text:style-name="P24"><text:span text:style-name="SourceText">print(5 != 3) <text:s/># True</text:span></text:p>
      <text:list text:style-name="LFO6" text:continue-numbering="true">
        <text:list-item>
          <text:p text:style-name="P25"><text:span text:style-name="StrongEmphasis">Logical Operators:</text:span><text:s/><text:span text:style-name="SourceText">and or not</text:span></text:p>
        </text:list-item>
      </text:list>
      <text:p text:style-name="PreformattedText"><text:span text:style-name="SourceText">x = 5</text:span></text:p>
      <text:p text:style-name="PreformattedText"><text:span text:style-name="SourceText">print(x &gt; 0 and x &lt; 10) <text:s/># True</text:span></text:p>
      <text:p text:style-name="PreformattedText"><text:span text:style-name="SourceText">print(x &gt; 0 or x &gt; 10) <text:s text:c="2"/># True</text:span></text:p>
      <text:p text:style-name="P26"><text:span text:style-name="SourceText">print(not(x &gt; 0)) <text:s text:c="7"/># False</text:span></text:p>
      <text:p text:style-name="HorizontalLine"/>
      <text:p text:style-name="Textbody">👉<text:s/>Do you want me to also include<text:s/><text:span text:style-name="StrongEmphasis">practice exercises</text:span><text:s/>(small problems) for each topic so you can test yourself?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PreformattedText" style:display-name="Preformatted Text" style:family="paragraph" style:parent-style-name="Standard">
      <style:paragraph-properties fo:border="0.0034in solid #000000" fo:padding="0.0138in" style:shadow="none" fo:background-color="#B2B2B2"/>
      <style:text-properties style:font-name="Liberation Mono" style:font-name-complex="Liberation Mono" fo:font-size="10pt" style:font-size-asian="10pt" style:font-size-complex="10pt" fo:hyphenate="false"/>
    </style:style>
    <style:style style:name="Codesnippet" style:display-name="Code snippet" style:family="paragraph" style:parent-style-name="PreformattedText"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arsh singh</dc:creator>
    <meta:creation-date>2025-08-29T22:22:00Z</meta:creation-date>
    <dc:date>2025-09-11T17:10:00Z</dc:date>
    <meta:template xlink:href="Normal" xlink:type="simple"/>
    <meta:editing-cycles>4</meta:editing-cycles>
    <meta:editing-duration>PT13440S</meta:editing-duration>
    <meta:document-statistic meta:page-count="1" meta:paragraph-count="3" meta:word-count="260" meta:character-count="1745" meta:row-count="12" meta:non-whitespace-character-count="1488"/>
  </office:meta>
</office:document-meta>
</file>